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us Chords Sans Std" svg:font-family="'Opus Chords Sans Std'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0.95cm" fo:min-width="9.2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eeeeee" draw:textarea-horizontal-align="justify" draw:textarea-vertical-align="middle" draw:auto-grow-height="false" fo:min-height="0.85cm" fo:min-width="9.1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fill="solid" draw:fill-color="#dddddd" draw:textarea-horizontal-align="justify" draw:textarea-vertical-align="middle" draw:auto-grow-height="false" fo:min-height="13.55cm" fo:min-width="12.9cm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1.35cm" fo:min-width="12.7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dddddd" draw:textarea-horizontal-align="justify" draw:textarea-vertical-align="middle" draw:auto-grow-height="false" fo:min-height="0.85cm" fo:min-width="11.2cm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4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3.793cm" loext:decorative="false"/>
      <style:paragraph-properties style:writing-mode="lr-tb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loext:decorative="false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0.55cm" fo:min-width="11.2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eeeeee" draw:textarea-horizontal-align="justify" draw:textarea-vertical-align="top" draw:auto-grow-height="false" fo:min-height="5.25cm" fo:min-width="7.7cm" loext:decorative="false"/>
      <style:paragraph-properties style:writing-mode="lr-tb"/>
    </style:style>
    <style:style style:name="gr12" style:family="graphic" style:parent-style-name="standard">
      <style:graphic-properties draw:fill="solid" draw:fill-color="#eeeeee" draw:textarea-horizontal-align="justify" draw:textarea-vertical-align="top" draw:auto-grow-height="false" fo:min-height="13.043cm" fo:min-width="12.704cm" loext:decorative="false"/>
      <style:paragraph-properties style:writing-mode="lr-tb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0.55cm" fo:min-width="2.8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0.55cm" fo:min-width="2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dddddd" draw:textarea-horizontal-align="justify" draw:textarea-vertical-align="middle" draw:auto-grow-height="false" fo:min-height="0.55cm" fo:min-width="1.5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dddddd" draw:textarea-horizontal-align="justify" draw:textarea-vertical-align="middle" draw:auto-grow-height="false" fo:min-height="0.55cm" fo:min-width="1.2cm" style:writing-mode="lr-tb" loext:decorative="false"/>
      <style:paragraph-properties style:writing-mode="lr-tb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0.55cm" fo:min-width="1cm" style:writing-mode="lr-tb" loext:decorative="false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 loext:decorative="false"/>
    </style:style>
    <style:style style:name="gr19" style:family="graphic" style:parent-style-name="standard">
      <style:graphic-properties draw:fill="solid" draw:fill-color="#eeeeee" draw:textarea-horizontal-align="justify" draw:textarea-vertical-align="top" draw:auto-grow-height="false" fo:min-height="4.85cm" fo:min-width="7.7cm" loext:decorative="false"/>
      <style:paragraph-properties style:writing-mode="lr-tb"/>
    </style:style>
    <style:style style:name="gr20" style:family="graphic" style:parent-style-name="standard">
      <style:graphic-properties draw:fill="solid" draw:fill-color="#eeeeee" draw:textarea-horizontal-align="justify" draw:textarea-vertical-align="top" draw:auto-grow-height="false" fo:min-height="13.643cm" fo:min-width="12.704cm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fill="solid" draw:fill-color="#dddddd" draw:textarea-horizontal-align="justify" draw:textarea-vertical-align="middle" draw:auto-grow-height="false" fo:min-height="0.55cm" fo:min-width="2.7cm" style:writing-mode="lr-tb" loext:decorative="false"/>
      <style:paragraph-properties style:writing-mode="lr-tb"/>
    </style:style>
    <style:style style:name="gr23" style:family="graphic" style:parent-style-name="standard">
      <style:graphic-properties draw:fill="solid" draw:fill-color="#eeeeee" draw:textarea-horizontal-align="justify" draw:textarea-vertical-align="middle" draw:auto-grow-height="false" fo:min-height="0.85cm" fo:min-width="2.9cm" style:writing-mode="lr-tb" loext:decorative="false"/>
      <style:paragraph-properties style:writing-mode="lr-tb"/>
    </style:style>
    <style:style style:name="co1" style:family="table-column">
      <style:table-column-properties style:column-width="1.082cm" style:use-optimal-column-width="false"/>
    </style:style>
    <style:style style:name="co2" style:family="table-column">
      <style:table-column-properties style:column-width="2.23cm" style:use-optimal-column-width="false"/>
    </style:style>
    <style:style style:name="co3" style:family="table-column">
      <style:table-column-properties style:column-width="2.084cm" style:use-optimal-column-width="false"/>
    </style:style>
    <style:style style:name="co4" style:family="table-column">
      <style:table-column-properties style:column-width="1.593cm" style:use-optimal-column-width="false"/>
    </style:style>
    <style:style style:name="co5" style:family="table-column">
      <style:table-column-properties style:column-width="1.349cm" style:use-optimal-column-width="false"/>
    </style:style>
    <style:style style:name="co6" style:family="table-column">
      <style:table-column-properties style:column-width="1.103cm" style:use-optimal-column-width="false"/>
    </style:style>
    <style:style style:name="co7" style:family="table-column">
      <style:table-column-properties style:column-width="2.159cm" style:use-optimal-column-width="false"/>
    </style:style>
    <style:style style:name="co8" style:family="table-column">
      <style:table-column-properties style:column-width="1.54cm" style:use-optimal-column-width="false"/>
    </style:style>
    <style:style style:name="co9" style:family="table-column">
      <style:table-column-properties style:column-width="1.434cm" style:use-optimal-column-width="false"/>
    </style:style>
    <style:style style:name="co10" style:family="table-column">
      <style:table-column-properties style:column-width="1.429cm" style:use-optimal-column-width="false"/>
    </style:style>
    <style:style style:name="ro1" style:family="table-row">
      <style:table-row-properties style:row-height="0.725cm" style:use-optimal-row-height="false"/>
    </style:style>
    <style:style style:name="ce1" style:family="table-cell">
      <loext:graphic-properties draw:fill="solid" draw:fill-color="#eeeeee"/>
      <style:paragraph-properties fo:border-left="0.43pt solid #5983b0" fo:border-right="0.43pt solid #5983b0" fo:border-top="0.43pt solid #5983b0" fo:border-bottom="none"/>
      <style:text-properties fo:font-size="10pt"/>
    </style:style>
    <style:style style:name="ce2" style:family="table-cell">
      <loext:graphic-properties draw:fill="solid" draw:fill-color="#eeeeee"/>
      <style:paragraph-properties fo:border="0.43pt solid #5983b0"/>
      <style:text-properties fo:font-size="10pt"/>
    </style:style>
    <style:style style:name="ce3" style:family="table-cell">
      <style:paragraph-properties fo:border="0.43pt solid #5983b0"/>
      <style:text-properties fo:font-size="10pt"/>
    </style:style>
    <style:style style:name="ce4" style:family="table-cell">
      <style:paragraph-properties fo:border-left="none" fo:border-right="0.43pt solid #5983b0" fo:border-top="0.43pt solid #5983b0" fo:border-bottom="0.43pt solid #5983b0"/>
      <style:text-properties fo:font-size="10pt"/>
    </style:style>
    <style:style style:name="ce5" style:family="table-cell">
      <style:paragraph-properties fo:border-left="0.43pt solid #5983b0" fo:border-right="0.43pt solid #5983b0" fo:border-top="none" fo:border-bottom="0.43pt solid #5983b0"/>
      <style:text-properties fo:font-size="10pt"/>
    </style:style>
    <style:style style:name="ce6" style:family="table-cell">
      <style:paragraph-properties fo:border-left="0.43pt solid #5983b0" fo:border-right="0.43pt solid #5983b0" fo:border-top="0.43pt solid #5983b0" fo:border-bottom="none"/>
      <style:text-properties fo:font-size="10pt"/>
    </style:style>
    <style:style style:name="ce7" style:family="table-cell">
      <style:text-properties fo:font-size="10pt"/>
    </style:style>
    <style:style style:name="ce8" style:family="table-cell">
      <style:text-properties style:font-name="Opus Chords Sans Std" fo:font-size="10pt"/>
    </style:style>
    <style:style style:name="P1" style:family="paragraph">
      <style:paragraph-properties fo:text-align="start"/>
    </style:style>
    <style:style style:name="P2" style:family="paragraph">
      <loext:graphic-properties draw:fill="solid" draw:fill-color="#eeeeee"/>
      <style:paragraph-properties fo:text-align="start" style:writing-mode="lr-tb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dddddd"/>
      <style:paragraph-properties fo:text-align="center" style:writing-mode="lr-tb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text-properties fo:font-size="10pt"/>
    </style:style>
    <style:style style:name="P10" style:family="paragraph">
      <loext:graphic-properties draw:fill="solid" draw:fill-color="#eeeeee"/>
      <style:paragraph-properties fo:text-align="start"/>
    </style:style>
    <style:style style:name="P11" style:family="paragraph">
      <style:paragraph-properties fo:text-align="center"/>
      <style:text-properties fo:font-size="10pt"/>
    </style:style>
    <style:style style:name="P12" style:family="paragraph">
      <loext:graphic-properties draw:fill="solid" draw:fill-color="#dddddd"/>
      <style:paragraph-properties fo:text-align="center" style:writing-mode="lr-tb"/>
      <style:text-properties fo:font-size="10pt" style:font-size-asian="16pt" style:font-size-complex="16pt"/>
    </style:style>
    <style:style style:name="P13" style:family="paragraph">
      <style:paragraph-properties fo:text-align="start"/>
      <style:text-properties fo:font-size="10pt"/>
    </style:style>
    <style:style style:name="P14" style:family="paragraph">
      <loext:graphic-properties draw:fill="solid" draw:fill-color="#dddddd"/>
      <style:paragraph-properties fo:text-align="start" style:writing-mode="lr-tb"/>
      <style:text-properties fo:font-size="10pt" style:font-size-asian="16pt" style:font-size-complex="16pt"/>
    </style:style>
    <style:style style:name="P15" style:family="paragraph">
      <style:text-properties style:font-name="Opus Chords Sans Std" fo:font-size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0pt"/>
    </style:style>
    <style:style style:name="T3" style:family="text">
      <style:text-properties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9.7cm" svg:height="1.2cm" svg:x="2.8cm" svg:y="3cm">
          <text:p text:style-name="P1">/public/login.js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cm" svg:height="1.1cm" svg:x="2.9cm" svg:y="5cm">
          <text:p text:style-name="P1">favorites.js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cm" svg:height="1.1cm" svg:x="2.9cm" svg:y="6.4cm">
          <text:p text:style-name="P1">search.js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cm" svg:height="1.1cm" svg:x="2.9cm" svg:y="7.8cm">
          <text:p text:style-name="P1">event-templates.js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cm" svg:height="1.1cm" svg:x="14cm" svg:y="7.8cm">
          <text:p text:style-name="P1">Event-template.create.js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cm" svg:height="1.1cm" svg:x="14cm" svg:y="9.3cm">
          <text:p text:style-name="P1">Event-template.update.js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cm" svg:height="1.1cm" svg:x="14cm" svg:y="10.6cm">
          <text:p text:style-name="P1">Event-template.delete.js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cm" svg:height="1.1cm" svg:x="2.9cm" svg:y="12.4cm">
          <text:p text:style-name="P1">event-types.js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cm" svg:height="1.1cm" svg:x="14cm" svg:y="12.4cm">
          <text:p text:style-name="P1">Event-type.create.js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cm" svg:height="1.1cm" svg:x="14cm" svg:y="13.9cm">
          <text:p text:style-name="P1">Event-type.update.js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.6cm" svg:height="1.1cm" svg:x="14cm" svg:y="15.3cm">
          <text:p text:style-name="P1">Event-type.delete.jsp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7cm" svg:height="1.2cm" svg:x="2.8cm" svg:y="1.6cm">
          <text:p text:style-name="P1">/public/styles/*.css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9.7cm" svg:height="1.2cm" svg:x="2.8cm" svg:y="0.3cm">
          <text:p text:style-name="P1">/public/images/*.png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Standard">
        <draw:custom-shape draw:style-name="gr3" draw:text-style-name="P3" draw:layer="layout" svg:width="13.4cm" svg:height="13.8cm" svg:x="2.2cm" svg:y="3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2cm" svg:height="1.6cm" svg:x="2.3cm" svg:y="3.8cm">
          <text:p text:style-name="P4">MENU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1.7cm" svg:height="1.1cm" svg:x="3cm" svg:y="5.6cm">
          <text:p text:style-name="P4">Favoritter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0.7cm" svg:height="1.7cm" svg:x="4.2cm" svg:y="18.1cm">
          <draw:text-box>
            <text:p text:style-name="P4">Favorites</text:p>
          </draw:text-box>
        </draw:frame>
        <draw:frame draw:style-name="gr7" draw:text-style-name="P7" draw:layer="layout" svg:width="10.8cm" svg:height="4.043cm" svg:x="16.7cm" svg:y="4.5cm">
          <draw:text-box>
            <text:p><text:span text:style-name="T1">Data:</text:span></text:p>
            <text:p>Pre:</text:p>
            <text:p><text:s text:c="3"/>SesFavorites</text:p>
            <text:p>Post: </text:p>
            <text:p><text:s text:c="3"/>Form submission Data</text:p>
            <text:p/>
            <text:p>Response: </text:p>
            <text:p><text:s text:c="3"/>Favorites.jsp, incl event submission status.</text:p>
          </draw:text-box>
        </draw:frame>
        <draw:line draw:style-name="gr8" draw:text-style-name="P8" draw:layer="layout" svg:x1="2.2cm" svg:y1="6.9cm" svg:x2="15.5cm" svg:y2="7cm">
          <text:p/>
        </draw:line>
        <draw:frame draw:style-name="gr9" draw:layer="layout" svg:width="11.599cm" svg:height="3.624cm" svg:x="3.1cm" svg:y="7.32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2">
              <table:table-cell table:style-name="ce1">
                <text:p text:style-name="P9"><text:span text:style-name="T2">mark</text:span></text:p>
              </table:table-cell>
              <table:table-cell table:style-name="ce1">
                <text:p text:style-name="P9"><text:span text:style-name="T2">Type.name</text:span></text:p>
              </table:table-cell>
              <table:table-cell>
                <text:p text:style-name="P9"><text:span text:style-name="T2">Tmplname</text:span></text:p>
              </table:table-cell>
              <table:table-cell>
                <text:p text:style-name="P9"><text:span text:style-name="T2">Dose</text:span></text:p>
              </table:table-cell>
              <table:table-cell>
                <text:p text:style-name="P9"><text:span text:style-name="T2">Unit</text:span></text:p>
              </table:table-cell>
              <table:table-cell>
                <text:p text:style-name="P9"><text:span text:style-name="T2">Note</text:span></text:p>
              </table:table-cell>
              <table:table-cell/>
            </table:table-row>
            <table:table-row table:style-name="ro1" table:default-cell-style-name="ce3">
              <table:table-cell/>
              <table:table-cell/>
              <table:table-cell table:style-name="ce4"/>
              <table:table-cell/>
              <table:table-cell/>
              <table:table-cell/>
              <table:table-cell/>
            </table:table-row>
            <table:table-row table:style-name="ro1" table:default-cell-style-name="ce3">
              <table:table-cell table:style-name="ce5"/>
              <table:table-cell table:style-name="ce5"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6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2">
              <table:table-cell/>
              <table:table-cell/>
              <table:table-cell/>
              <table:table-cell/>
              <table:table-cell/>
              <table:table-cell/>
              <table:table-cell>
                <text:p text:style-name="P9"><text:span text:style-name="T2">Save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8" draw:text-style-name="P8" draw:layer="layout" svg:x1="2.2cm" svg:y1="11.3cm" svg:x2="15.5cm" svg:y2="11.4cm">
          <text:p/>
        </draw:line>
        <draw:custom-shape draw:style-name="gr10" draw:text-style-name="P5" draw:layer="layout" svg:width="11.7cm" svg:height="0.8cm" svg:x="3cm" svg:y="11.6cm">
          <text:p text:style-name="P4">Status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2" draw:text-style-name="P2" draw:layer="layout" svg:width="9.6cm" svg:height="1.1cm" svg:x="4.8cm" svg:y="17.8cm">
          <text:p text:style-name="P1">search.jsp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8.2cm" svg:height="5.5cm" svg:x="18.5cm" svg:y="2.7cm">
          <text:p text:style-name="P1">Data</text:p>
          <text:p text:style-name="P1"><text:s text:c="3"/>Pre</text:p>
          <text:p text:style-name="P1"><text:s text:c="7"/>SesEventTypes </text:p>
          <text:p text:style-name="P1"><text:s text:c="13"/>(EventTypes for select)</text:p>
          <text:p text:style-name="P1"><text:s text:c="7"/>EventTemplatesFor Search</text:p>
          <text:p text:style-name="P1"/>
          <text:p text:style-name="P1">Actionw Select Template to add in searcj</text:p>
          <text:p text:style-name="P1"/>
          <text:p text:style-name="P1">Post</text:p>
          <text:p text:style-name="P1"><text:s text:c="7"/>sesSearchCriteria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3.204cm" svg:height="13.293cm" svg:x="3.6cm" svg:y="2.707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2cm" svg:height="1.6cm" svg:x="3.6cm" svg:y="2.7cm">
          <text:p text:style-name="P4">MENU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.5cm" svg:y1="5.5cm" svg:x2="16.8cm" svg:y2="5.6cm">
          <text:p/>
        </draw:line>
        <draw:custom-shape draw:style-name="gr10" draw:text-style-name="P5" draw:layer="layout" svg:width="11.7cm" svg:height="0.8cm" svg:x="4.3cm" svg:y="13.4cm">
          <text:p text:style-name="P4">Status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1.7cm" svg:height="0.8cm" svg:x="4.3cm" svg:y="4.5cm">
          <text:p text:style-name="P4">Søgning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3cm" svg:height="0.8cm" svg:x="4.3cm" svg:y="6.7cm">
          <text:p text:style-name="P11"><text:span text:style-name="T3">Timeline</text:span></text:p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2.5cm" svg:height="0.8cm" svg:x="7.9cm" svg:y="5.7cm">
          <text:p text:style-name="P11"><text:span text:style-name="T3">Start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cm" svg:height="0.8cm" svg:x="10.6cm" svg:y="5.7cm">
          <text:p text:style-name="P11"><text:span text:style-name="T3">Period</text:span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7cm" svg:height="0.8cm" svg:x="12.9cm" svg:y="5.7cm">
          <text:p text:style-name="P11"><text:span text:style-name="T3">Count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1.5cm" svg:height="0.8cm" svg:x="8.9cm" svg:y="7.8cm">
          <text:p text:style-name="P13"><text:span text:style-name="T3">Y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2cm" svg:height="0.8cm" svg:x="10.6cm" svg:y="6.7cm"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1.7cm" svg:height="0.8cm" svg:x="12.9cm" svg:y="6.7cm">
          <text:p text:style-name="P11"><text:span text:style-name="T3"/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3cm" svg:height="0.8cm" svg:x="4.3cm" svg:y="8.9cm">
          <text:p text:style-name="P11"><text:span text:style-name="T3">Templates</text:span></text:p>
          <draw:enhanced-geometry svg:viewBox="0 0 21600 21600" draw:type="rectangle" draw:enhanced-path="M 0 0 L 21600 0 21600 21600 0 21600 0 0 Z N"/>
        </draw:custom-shape>
        <draw:frame draw:style-name="gr9" draw:layer="layout" svg:width="7.699cm" svg:height="1.449cm" svg:x="7.9cm" svg:y="8.90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1" table:default-cell-style-name="ce8">
              <table:table-cell table:style-name="ce7">
                <text:p text:style-name="P9">Ty.name</text:p>
              </table:table-cell>
              <table:table-cell>
                <text:p text:style-name="P15">Tp.nam</text:p>
              </table:table-cell>
              <table:table-cell>
                <text:p text:style-name="P15">Dose</text:p>
              </table:table-cell>
              <table:table-cell>
                <text:p text:style-name="P15">Unit</text:p>
              </table:table-cell>
              <table:table-cell>
                <text:p text:style-name="P15">Note</text:p>
              </table:table-cell>
            </table:table-row>
            <table:table-row table:style-name="ro1" table:default-cell-style-name="ce8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custom-shape draw:style-name="gr13" draw:text-style-name="P12" draw:layer="layout" svg:width="3.3cm" svg:height="0.8cm" svg:x="4.3cm" svg:y="7.8cm">
          <text:p text:style-name="P11"><text:span text:style-name="T3">is_favorite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0.7cm" svg:height="0.7cm" draw:transform="rotate (-3.14159265358979) translate (10.4cm 8.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8" draw:text-style-name="P8" draw:layer="layout" svg:x1="3.6cm" svg:y1="12.9cm" svg:x2="16.9cm" svg:y2="13cm">
          <text:p/>
        </draw:line>
        <draw:custom-shape draw:style-name="gr13" draw:text-style-name="P12" draw:layer="layout" svg:width="3.3cm" svg:height="0.8cm" svg:x="4.3cm" svg:y="10.7cm">
          <text:p text:style-name="P11"><text:span text:style-name="T3">Select Tmpls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3.3cm" svg:height="0.8cm" svg:x="4.3cm" svg:y="11.8cm">
          <text:p text:style-name="P11"><text:span text:style-name="T3">DoSearch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Standard">
        <draw:custom-shape draw:style-name="gr2" draw:text-style-name="P2" draw:layer="layout" svg:width="9.6cm" svg:height="1.1cm" svg:x="4.8cm" svg:y="17.8cm">
          <text:p text:style-name="P1">choose-eventTemplates.jsp</text:p>
          <draw:enhanced-geometry svg:viewBox="0 0 21600 21600" draw:type="rectangle" draw:enhanced-path="M 0 0 L 21600 0 21600 21600 0 21600 0 0 Z N"/>
        </draw:custom-shape>
        <draw:custom-shape draw:style-name="gr19" draw:text-style-name="P10" draw:layer="layout" svg:width="8.2cm" svg:height="5.1cm" svg:x="18.5cm" svg:y="2.7cm">
          <text:p text:style-name="P1">Data</text:p>
          <text:p text:style-name="P1"><text:s text:c="3"/>Pre</text:p>
          <text:p text:style-name="P1"><text:s text:c="7"/>EventTypes for select</text:p>
          <text:p text:style-name="P1"/>
          <text:p text:style-name="P1"><text:s/>Select Template to add in searh</text:p>
          <text:p text:style-name="P1"/>
          <text:p text:style-name="P1">Post</text:p>
          <text:p text:style-name="P1"><text:s text:c="3"/>sesSearchTemplates</text:p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3.204cm" svg:height="13.893cm" svg:x="3.6cm" svg:y="2.707cm">
          <text:p/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.5cm" svg:y1="5.5cm" svg:x2="16.8cm" svg:y2="5.6cm">
          <text:p/>
        </draw:line>
        <draw:custom-shape draw:style-name="gr10" draw:text-style-name="P5" draw:layer="layout" svg:width="11.7cm" svg:height="0.8cm" svg:x="4.3cm" svg:y="3.5cm">
          <text:p text:style-name="P4">Choose templates</text:p>
          <draw:enhanced-geometry svg:viewBox="0 0 21600 21600" draw:type="rectangle" draw:enhanced-path="M 0 0 L 21600 0 21600 21600 0 21600 0 0 Z N"/>
        </draw:custom-shape>
        <draw:frame draw:style-name="gr9" draw:layer="layout" svg:width="7.699cm" svg:height="1.449cm" svg:x="8.2cm" svg:y="11.303cm">
          <table:table table:template-name="default" table:use-first-row-styles="true" table:use-banding-rows-styles="true">
            <table:table-column table:style-name="co8"/>
            <table:table-column table:style-name="co8"/>
            <table:table-column table:style-name="co8"/>
            <table:table-column table:style-name="co8"/>
            <table:table-column table:style-name="co8"/>
            <table:table-row table:style-name="ro1" table:default-cell-style-name="ce8">
              <table:table-cell table:style-name="ce7">
                <text:p text:style-name="P9">Ty.name</text:p>
              </table:table-cell>
              <table:table-cell>
                <text:p text:style-name="P15">Tp.nam</text:p>
              </table:table-cell>
              <table:table-cell>
                <text:p text:style-name="P15">Dose</text:p>
              </table:table-cell>
              <table:table-cell>
                <text:p text:style-name="P15">Unit</text:p>
              </table:table-cell>
              <table:table-cell>
                <text:p text:style-name="P15">Note</text:p>
              </table:table-cell>
            </table:table-row>
            <table:table-row table:style-name="ro1" table:default-cell-style-name="ce8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line draw:style-name="gr8" draw:text-style-name="P8" draw:layer="layout" svg:x1="3.6cm" svg:y1="10.5cm" svg:x2="16.9cm" svg:y2="10.6cm">
          <text:p/>
        </draw:line>
        <draw:g draw:style-name="gr21">
          <draw:custom-shape draw:style-name="gr22" draw:text-style-name="P14" draw:layer="layout" svg:width="3.2cm" svg:height="0.8cm" svg:x="4.3cm" svg:y="6cm">
            <text:p text:style-name="P13"><text:span text:style-name="T3">Types</text:span></text:p>
            <draw:enhanced-geometry svg:viewBox="0 0 21600 21600" draw:type="rectangle" draw:enhanced-path="M 0 0 L 21600 0 21600 21600 0 21600 0 0 Z N"/>
          </draw:custom-shape>
          <draw:custom-shape draw:style-name="gr18" draw:text-style-name="P4" draw:layer="layout" svg:width="0.7cm" svg:height="0.7cm" draw:transform="rotate (-3.14159265358979) translate (7.5cm 6.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9" draw:layer="layout" svg:width="8.598cm" svg:height="3.681cm" svg:x="7.901cm" svg:y="6.204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9"/>
            <table:table-column table:style-name="co10"/>
            <table:table-row table:style-name="ro1" table:default-cell-style-name="ce8">
              <table:table-cell table:style-name="ce7">
                <text:p text:style-name="P9">Ty.name</text:p>
              </table:table-cell>
              <table:table-cell>
                <text:p text:style-name="P15">Tp.nam</text:p>
              </table:table-cell>
              <table:table-cell>
                <text:p text:style-name="P15">Dose</text:p>
              </table:table-cell>
              <table:table-cell>
                <text:p text:style-name="P15">Unit</text:p>
              </table:table-cell>
              <table:table-cell>
                <text:p text:style-name="P15">Note</text:p>
              </table:table-cell>
              <table:table-cell/>
            </table:table-row>
            <table:table-row table:style-name="ro1" table:default-cell-style-name="ce8">
              <table:table-cell/>
              <table:table-cell/>
              <table:table-cell/>
              <table:table-cell/>
              <table:table-cell/>
              <table:table-cell>
                <text:p text:style-name="P15">Vælg</text:p>
              </table:table-cell>
            </table:table-row>
            <table:table-row table:style-name="ro1" table:default-cell-style-name="ce8">
              <table:table-cell/>
              <table:table-cell/>
              <table:table-cell/>
              <table:table-cell/>
              <table:table-cell/>
              <table:table-cell>
                <text:p text:style-name="P15">Vælg</text:p>
              </table:table-cell>
            </table:table-row>
            <table:table-row table:style-name="ro1" table:default-cell-style-name="ce8">
              <table:table-cell/>
              <table:table-cell/>
              <table:table-cell/>
              <table:table-cell/>
              <table:table-cell/>
              <table:table-cell>
                <text:p text:style-name="P15">Vælg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23" draw:text-style-name="P2" draw:layer="layout" svg:width="3.4cm" svg:height="1.1cm" svg:x="4.1cm" svg:y="11.3cm">
          <text:p text:style-name="P1">Chosen ts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11.7cm" svg:height="0.8cm" svg:x="4.3cm" svg:y="14.3cm">
          <text:p text:style-name="P4">Done (back-to-search)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Standard">
        <draw:custom-shape draw:style-name="gr2" draw:text-style-name="P2" draw:layer="layout" svg:width="9.6cm" svg:height="1.1cm" svg:x="4.8cm" svg:y="17.8cm">
          <text:p text:style-name="P1">search.jsp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8.2cm" svg:height="5.5cm" svg:x="18.5cm" svg:y="2.7cm">
          <text:p text:style-name="P1">Data</text:p>
          <text:p text:style-name="P1"><text:s text:c="3"/>Pre</text:p>
          <text:p text:style-name="P1"><text:s text:c="7"/>SesEventTypes </text:p>
          <text:p text:style-name="P1"><text:s text:c="13"/>(EventTypes for select)</text:p>
          <text:p text:style-name="P1"><text:s text:c="7"/>EventTemplatesFor Search</text:p>
          <text:p text:style-name="P1"/>
          <text:p text:style-name="P1">Actionw Select Template to add in searcj</text:p>
          <text:p text:style-name="P1"/>
          <text:p text:style-name="P1">Post</text:p>
          <text:p text:style-name="P1"><text:s text:c="7"/>sesSearchCriteria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13.204cm" svg:height="13.293cm" svg:x="3.6cm" svg:y="2.70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3.2cm" svg:height="1.6cm" svg:x="3.6cm" svg:y="2.7cm">
          <text:p text:style-name="P4">MENU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.5cm" svg:y1="5.5cm" svg:x2="16.8cm" svg:y2="5.6cm">
          <text:p/>
        </draw:line>
        <draw:custom-shape draw:style-name="gr10" draw:text-style-name="P5" draw:layer="layout" svg:width="11.7cm" svg:height="0.8cm" svg:x="4.3cm" svg:y="4.5cm">
          <text:p text:style-name="P4">Søgning - resultat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3.6cm" svg:y1="12.9cm" svg:x2="16.9cm" svg:y2="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us Chords Sans Std" svg:font-family="'Opus Chords Sans Std'" style:font-adornments="Normal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gurer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Udfyld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Udfyldt_20_blå" draw:display-name="Udfyldt blå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Udfyldt_20_grøn" draw:display-name="Udfyldt grø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Udfyldt_20_gul" draw:display-name="Udfyldt gul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Udfyldt_20_rød" draw:display-name="Udfyldt rø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a" fo:country="DK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igurer"/>
      <style:text-properties fo:font-size="14pt" fo:font-weight="bold"/>
    </style:style>
    <style:style style:name="Filled" style:family="graphic" style:parent-style-name="Shapes">
      <style:graphic-properties draw:fill="gradient" draw:fill-gradient-name="Udfyldt"/>
    </style:style>
    <style:style style:name="Filled_20_Blue" style:display-name="Filled Blue" style:family="graphic" style:parent-style-name="Filled">
      <style:graphic-properties draw:fill-gradient-name="Udfyldt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Udfyldt_20_grø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Udfyldt_20_rø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Udfyldt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1-13T21:31:32.490000000</meta:creation-date>
    <dc:date>2024-11-16T12:08:38.513000000</dc:date>
    <meta:editing-duration>P1DT3H43M10S</meta:editing-duration>
    <meta:editing-cycles>9</meta:editing-cycles>
    <meta:generator>LibreOffice/24.2.1.2$Windows_X86_64 LibreOffice_project/db4def46b0453cc22e2d0305797cf981b68ef5ac</meta:generator>
    <meta:document-statistic meta:object-count="63"/>
  </office:meta>
</office:document-meta>
</file>